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auto-grow-height="false" fo:min-height="10.761cm" fo:min-width="10.511cm" fo:wrap-option="no-wrap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75cm" fo:min-width="1.3cm"/>
    </style:style>
    <style:style style:name="gr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1.75cm" fo:min-width="1.5cm"/>
    </style:style>
    <style:style style:name="gr4" style:family="graphic" style:parent-style-name="standard">
      <style:graphic-properties svg:stroke-color="#cc00cc" draw:fill-color="#cc00cc" draw:textarea-horizontal-align="justify" draw:textarea-vertical-align="middle" draw:auto-grow-height="false" fo:min-height="0.084cm" fo:min-width="0cm"/>
    </style:style>
    <style:style style:name="gr5" style:family="graphic" style:parent-style-name="standard">
      <style:graphic-properties draw:stroke="none" svg:stroke-color="#cc00cc" draw:fill-color="#ffff00" draw:textarea-horizontal-align="justify" draw:textarea-vertical-align="middle" draw:auto-grow-height="false" fo:min-height="0.651cm" fo:min-width="4.001cm" fo:wrap-option="no-wrap"/>
    </style:style>
    <style:style style:name="gr6" style:family="graphic" style:parent-style-name="standard">
      <style:graphic-properties draw:stroke="none" svg:stroke-color="#000000" draw:fill="none" draw:fill-color="#ffffff" fo:min-height="0.35cm"/>
    </style:style>
    <style:style style:name="gr7" style:family="graphic" style:parent-style-name="standard">
      <style:graphic-properties svg:stroke-color="#ffff00" draw:fill-color="#ffff00" draw:textarea-horizontal-align="justify" draw:textarea-vertical-align="middle" draw:auto-grow-height="false" fo:min-height="0.084cm" fo:min-width="0cm"/>
    </style:style>
    <style:style style:name="gr8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cc00cc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layer="layout" svg:width="11.01cm" svg:height="11.01cm" svg:x="5cm" svg:y="10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1.8cm" svg:height="2cm" svg:x="7cm" svg:y="1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12cm" svg:y="1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draw:transform="rotate (-3.14159265358979) translate (6.156cm 11.084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4.5cm" svg:height="0.902cm" draw:transform="rotate (0.000174532925199274) translate (10.686cm 17.877cm)">
          <text:p/>
          <draw:enhanced-geometry svg:viewBox="0 0 21600 21600" draw:glue-points="10800 0 0 10800 10800 21600 21600 10800 ?f40 ?f41" draw:text-areas="0 0 21600 21600" draw:mirror-vertical="false" draw:mirror-horizontal="true" draw:type="rectangular-callout" draw:modifiers="983.78138191513 58495.00554938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5" draw:layer="layout" svg:width="7.3cm" svg:height="0.725cm" svg:x="10.7cm" svg:y="18cm">
          <draw:text-box>
            <text:p text:style-name="P4"><text:span text:style-name="T1">Je suis dans un coin</text:span></text:p>
          </draw:text-box>
        </draw:frame>
        <draw:custom-shape draw:style-name="gr7" draw:text-style-name="P3" draw:layer="layout" svg:width="1cm" svg:height="1cm" draw:transform="rotate (-0.0356047167406797) translate (14.811cm 19.78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6" draw:layer="layout" svg:x1="12.8cm" svg:y1="17.7cm" svg:x2="6cm" svg:y2="10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8:32:31.666595179</meta:creation-date>
    <dc:date>2017-06-22T20:07:54.121012414</dc:date>
    <meta:editing-duration>PT1H15M29S</meta:editing-duration>
    <meta:editing-cycles>14</meta:editing-cycles>
    <meta:generator>LibreOffice/5.1.6.2$Linux_X86_64 LibreOffice_project/10m0$Build-2</meta:generator>
    <meta:document-statistic meta:object-count="8"/>
  </office:meta>
</office:document-meta>
</file>